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423cm" fo:margin-bottom="0cm" style:contextual-spacing="false" fo:line-height="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left="0cm" fo:margin-right="0cm" fo:margin-top="0.423cm" fo:margin-bottom="0cm" style:contextual-spacing="false" fo:line-height="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4dd8ad3-7fff-931a-cfcb-54a17ed971fb"/>Andrey — Bom — Sales consultant</text:p>
      <text:p text:style-name="P1">Alexey — Tom — Employee of the Security Department</text:p>
      <text:p text:style-name="Text_20_body"/>
      <text:p text:style-name="P1">T: Hello, Bom! It’s nice to see you! I haven’t seen you for a long time!</text:p>
      <text:p text:style-name="Text_20_body"/>
      <text:p text:style-name="P1">B: Hi, Tom! I’m also glad to see you. How are you?</text:p>
      <text:p text:style-name="Text_20_body"/>
      <text:p text:style-name="P1">T: I’m so excited! Yesterday I was promoted to deputy head of the department!</text:p>
      <text:p text:style-name="Text_20_body"/>
      <text:p text:style-name="P1">B: Oh, congratulations, and where do you work?</text:p>
      <text:p text:style-name="Text_20_body"/>
      <text:p text:style-name="P1">T: I work in the field related to cybersecurity. Have you ever heard about Kaspersky Lab?</text:p>
      <text:p text:style-name="Text_20_body"/>
      <text:p text:style-name="P1">B: Of course. Listen, can I ask you for advice?</text:p>
      <text:p text:style-name="Text_20_body"/>
      <text:p text:style-name="P1">T: Yes, sure! I’m open for any questions you have!</text:p>
      <text:p text:style-name="Text_20_body"/>
      <text:p text:style-name="P1">B: It looks like I’ve caught a virus on my laptop. I can't figure out where I’ve picked it up.</text:p>
      <text:p text:style-name="Text_20_body"/>
      <text:p text:style-name="P1">T: Have you ever visited unprotected websites or tried to download through a cracked</text:p>
      <text:p text:style-name="P1">torrent?</text:p>
      <text:p text:style-name="Text_20_body"/>
      <text:p text:style-name="P1">B: I tried to download a paid game, but I didn't want to pay for it.</text:p>
      <text:p text:style-name="Text_20_body"/>
      <text:p text:style-name="P1">T: Do you have an installed antivirus on your laptop? Kaspersky is a better choice,</text:p>
      <text:p text:style-name="P3"> <text:span text:style-name="T1">of course...</text:span></text:p>
      <text:p text:style-name="Text_20_body"/>
      <text:p text:style-name="P1">B: No, I have not! It puts a heavy load on the processor and the computer's </text:p>
      <text:p text:style-name="P1">performance decreases. However, it warms up a lot even when no task is being processed.</text:p>
      <text:p text:style-name="P2"> </text:p>
      <text:p text:style-name="P1">T: This is serious. It looks like you've caught a mining virus.</text:p>
      <text:p text:style-name="P1">It doesn’t harm your data, but RAM is overflowed, therefore the computer calculates data </text:p>
      <text:p text:style-name="P1">slower.</text:p>
      <text:p text:style-name="Text_20_body"/>
      <text:p text:style-name="P1">B: For what purpose?</text:p>
      <text:p text:style-name="P2"> </text:p>
      <text:p text:style-name="P1"><text:soft-page-break/>T: These viruses receive programs over the Internet and execute them on your computer.</text:p>
      <text:p text:style-name="P1">When you start your computer, you help someone a lot…</text:p>
      <text:p text:style-name="Text_20_body"/>
      <text:p text:style-name="P1">B: It's not good. What should I do? Basically, I can reinstall the operating system…</text:p>
      <text:p text:style-name="P1">But it is necessary to transfer all files...</text:p>
      <text:p text:style-name="P2"> </text:p>
      <text:p text:style-name="P1">T: I recommend you to download a good antivirus first and try to run it on your computer.</text:p>
      <text:p text:style-name="P1">Of course, it doesn't always help, but what if? Have I fully answered your question?</text:p>
      <text:p text:style-name="Text_20_body"/>
      <text:p text:style-name="P1">B: Yes, completely. Thanks.</text:p>
      <text:p text:style-name="P2"> </text:p>
      <text:p text:style-name="P1">T: Great! I completely forgot to ask, who do you work for?</text:p>
      <text:p text:style-name="Text_20_body"/>
      <text:p text:style-name="P1">B: I work as a sales consultant in an electronics store.</text:p>
      <text:p text:style-name="Text_20_body"/>
      <text:p text:style-name="P1">T: God has gathered us both together! Can you help me?</text:p>
      <text:p text:style-name="Text_20_body"/>
      <text:p text:style-name="P1">B: A favor for a favor, but with what?</text:p>
      <text:p text:style-name="P2"> </text:p>
      <text:p text:style-name="P1">T: I want you to help me with the choice. My younger brother's birthday is coming soon and </text:p>
      <text:p text:style-name="P1">I need to choose a gift. His classmates are always hanging up with their gadgets! </text:p>
      <text:p text:style-name="P1">And I decided to buy him a modern gadget because his classmates find him strange.</text:p>
      <text:p text:style-name="P1">Потому что у него их не так много</text:p>
      <text:p text:style-name="Text_20_body"/>
      <text:p text:style-name="P1">B: And what type of gadget do you need, a smartphone, maybe, headphones?</text:p>
      <text:p text:style-name="P2"> </text:p>
      <text:p text:style-name="P1">T: I don’t keep up with trends, sometimes I find myself very old. Can you tell me about them?</text:p>
      <text:p text:style-name="Text_20_body"/>
      <text:p text:style-name="P1">B: Well, different smartphones, game consoles,</text:p>
      <text:p text:style-name="P1">computers and so on are always popular among schoolchildren…</text:p>
      <text:p text:style-name="P1">Does he listen to music?</text:p>
      <text:p text:style-name="P2"> </text:p>
      <text:p text:style-name="P1">T: Yes, he does! And what can you offer?</text:p>
      <text:p text:style-name="Text_20_body"/>
      <text:p text:style-name="P1">B: There are a lot of different speakers now. </text:p>
      <text:p text:style-name="P1">There are big gaming headphones that we are all used to,</text:p>
      <text:p text:style-name="P1">and there are new small wireless ones that fit into ears.</text:p>
      <text:p text:style-name="P2"> </text:p>
      <text:p text:style-name="P1"><text:soft-page-break/>T: He definitely likes to listen to music. Which of these can you recommend?</text:p>
      <text:p text:style-name="Text_20_body"/>
      <text:p text:style-name="P1">B: It depends on the price and whether he has a musical ear...</text:p>
      <text:p text:style-name="P2"> </text:p>
      <text:p text:style-name="P1">T: Well, as far as I remember, he studied at a music school,</text:p>
      <text:p text:style-name="P1">and he has been playing the electric guitar at home for five years now</text:p>
      <text:p text:style-name="Text_20_body"/>
      <text:p text:style-name="P1">B: Seriously. I can offer you to buy him full-size wireless headphones</text:p>
      <text:p text:style-name="P1">with good speakers from Marshal. They also have a microphone and other classic buns,</text:p>
      <text:p text:style-name="P1">so they will be convenient for everyday life and for music lessons.</text:p>
      <text:p text:style-name="P2"> </text:p>
      <text:p text:style-name="P1">T: It sounds interesting. And how much is the price?</text:p>
      <text:p text:style-name="Text_20_body"/>
      <text:p text:style-name="P1">B: I don't remember how much in pounds, but about ten thousand in rubles.</text:p>
      <text:p text:style-name="P1">They are shipped via Russia from China, but these factories have strict quality control, </text:p>
      <text:p text:style-name="P1">so they are the best on the market.</text:p>
      <text:p text:style-name="P2"> </text:p>
      <text:p text:style-name="P1">T: And where can I buy them?</text:p>
      <text:p text:style-name="Text_20_body"/>
      <text:p text:style-name="P1">B: You can order online or buy from our store.</text:p>
      <text:p text:style-name="P2"> </text:p>
      <text:p text:style-name="P1">T: I have had a bad experience of online shopping so I don't really trust it…</text:p>
      <text:p text:style-name="P1">Where is your store located?</text:p>
      <text:p text:style-name="Text_20_body"/>
      <text:p text:style-name="P1">B: In the Sputnik shopping center.</text:p>
      <text:p text:style-name="P2"> </text:p>
      <text:p text:style-name="P1">T: Oh, I have to run already! It was very nice to see you! I came to your store tomorrow.</text:p>
      <text:p text:style-name="Text_20_body"/>
      <text:p text:style-name="P1">B: Okay, I'll see you tomorrow.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9:53:31.463055075</meta:creation-date>
    <dc:date>2024-05-31T21:25:57.764520048</dc:date>
    <meta:editing-duration>PT1H11M42S</meta:editing-duration>
    <meta:editing-cycles>1</meta:editing-cycles>
    <meta:document-statistic meta:table-count="0" meta:image-count="0" meta:object-count="0" meta:page-count="3" meta:paragraph-count="77" meta:word-count="710" meta:character-count="3743" meta:non-whitespace-character-count="3071"/>
    <meta:generator>LibreOffice/24.2.3.2$Linux_X86_64 LibreOffice_project/433d9c2ded56988e8a90e6b2e771ee4e6a5ab2ba</meta:generator>
  </office:meta>
</office:document-meta>
</file>